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2pt" fo:font-style="normal" fo:font-weight="normal" style:font-size-asian="12pt" style:font-size-complex="12pt"/>
    </style:style>
    <style:style style:name="P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2pt" fo:font-style="normal" fo:font-weight="normal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.499cm" loext:contextual-spacing="false" fo:text-align="justify" style:justify-single-word="false" fo:text-indent="1.249cm" style:auto-text-indent="false"/>
      <style:text-properties fo:font-variant="normal" fo:text-transform="none" fo:font-size="12pt" fo:font-style="normal" fo:font-weight="normal" style:font-size-asian="12pt" style:font-size-complex="12pt"/>
    </style:style>
    <style:style style:name="P4" style:family="paragraph" style:parent-style-name="Text_20_body">
      <style:paragraph-properties fo:margin-left="1.693cm" fo:margin-right="0cm" fo:text-align="justify" style:justify-single-word="false" fo:text-indent="0cm" style:auto-text-indent="false"/>
    </style:style>
    <style:style style:name="P5" style:family="paragraph" style:parent-style-name="Text_20_body">
      <style:paragraph-properties fo:margin-left="1.693cm" fo:margin-right="0cm" fo:text-align="justify" style:justify-single-word="false" fo:text-indent="0cm" style:auto-text-indent="false"/>
      <style:text-properties fo:font-variant="normal" fo:text-transform="none" fo:font-size="12pt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variant="normal" fo:text-transform="none" fo:font-size="12pt" fo:font-style="normal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2pt" fo:font-style="normal" fo:font-weight="normal" style:font-size-asian="12pt" style:font-size-complex="12pt"/>
    </style:style>
    <style:style style:name="P8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tyle="normal" fo:font-weight="normal"/>
    </style:style>
    <style:style style:name="P9" style:family="paragraph" style:parent-style-name="Text_20_body">
      <style:paragraph-properties fo:margin-left="0cm" fo:margin-right="0cm" fo:text-align="justify" style:justify-single-word="false" fo:text-indent="1.249cm" style:auto-text-indent="false"/>
    </style:style>
    <style:style style:name="P10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size="12pt" style:font-size-asian="12pt" style:font-size-complex="12pt"/>
    </style:style>
    <style:style style:name="T1" style:family="text">
      <style:text-properties fo:font-size="7.19999980926514pt"/>
    </style:style>
    <style:style style:name="T2" style:family="text">
      <style:text-properties fo:font-variant="normal" fo:text-transform="none" fo:font-size="7.19999980926514pt" fo:font-style="normal" fo:font-weight="normal"/>
    </style:style>
    <style:style style:name="T3" style:family="text">
      <style:text-properties fo:font-variant="normal" fo:text-transform="none" fo:font-style="normal" fo:font-weight="normal"/>
    </style:style>
    <style:style style:name="T4" style:family="text">
      <style:text-properties fo:font-variant="normal" fo:text-transform="none" fo:font-size="12pt" fo:font-style="normal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istos etc.</text:p>
      <text:p text:style-name="P7">O SEEU identificou o apenado como tendo atingido o requisito objetivo para progressão de regime.</text:p>
      <text:p text:style-name="P8">Interveio o Ministério Público, opinando favoravelmente (evento 60.1).</text:p>
      <text:p text:style-name="P8">Compulsando os autos, observo que o apenado teve suas penas em execução unificadas no dia 11/10/2019 (evento 32.1), sendo inserido no regime semiaberto no dia 16/10/2019 e atestado seu bom comportamento carcerário (evento 55.1).</text:p>
      <text:p text:style-name="P8">É o relatório.</text:p>
      <text:p text:style-name="P8">Dispõe a Lei de Execução Penal, no art. 112, que cumprido ao menos um sexto da pena imposta ou dois quintos no caso de crime hediondos e equiparados, será transferido o apenado para regime menos rigoroso, se seu mérito indicar a progressão.</text:p>
      <text:p text:style-name="P9"><text:span text:style-name="T3">Sobre o assunto, oportuna lembrar a tradicional lição do Prof. Júlio Fabbrini Mirabete: "Tendo em vista a finalidade da pena, de integração ou reinserção social, o processo de execução deve ser dinâmico, sujeito a mutações ditadas pela resposta do condenado ao tratamento penitenciário.  Assim, ao dirigir a execução para a forma progressiva, estabelece o artigo 112 (da L.E.P) a progressão, ou seja, a transferência do condenado de regime mais rigoroso a outro menos rigoroso quando demonstra condições de adaptação ao mais suave. (...) Para que se processe a progressão exige a lei, em primeiro lugar, dois requisitos materiais; um de caráter objetivo, que é o cumprimento de um sexto da pena no regime anterior, e um de caráter subjetivo, que se refere ao mérito do condenado indicando a oportunidade da transferência" (</text:span><text:span text:style-name="Emphasis"><text:span text:style-name="T3">in</text:span></text:span><text:span text:style-name="T3"> Execução Penal. São Paulo : Atlas, 5ª ed., 1992, p.283/283).</text:span></text:p>
      <text:p text:style-name="P8">Aqui, cumpriu o apenado mais de um sexto da pena, pelo que atende ele ao requisito objetivo.</text:p>
      <text:p text:style-name="P8">Quanto ao subjetivo, porém, diversa é a situação.</text:p>
      <text:p text:style-name="P8">O Regulamento Disciplinar Penitenciário do Estado do Rio Grande do Norte fixa o prazo de sessenta dias para reconhecimento do bom comportamento prisional, requisito subjetivo necessário para progressão de regime.</text:p>
      <text:p text:style-name="P8">Aqui, os autos demonstram que não decorreu o período acima mencionado de cumprimento de pena no regime mais gravoso.</text:p>
      <text:p text:style-name="P9"><text:span text:style-name="T3">Isto posto, por</text:span><text:span text:style-name="Strong_20_Emphasis"><text:span text:style-name="T3"> ausência do requisito subjetivo</text:span></text:span><text:span text:style-name="T3">, indefiro a progressão de regime, devendo o apenado continuar a cumprir sua pena no regime semiaberto até o decurso do referido prazo, quando deverá ser buscado novo ACC para instauração do incidente de progressão de regime.</text:span></text:p>
      <text:p text:style-name="P8">P..I. Registre-se no SEEU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08:22:37.224000000</meta:creation-date>
    <dc:date>2019-11-07T10:35:31</dc:date>
    <meta:editing-duration>PT2H2M40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3" meta:word-count="367" meta:character-count="2312" meta:non-whitespace-character-count="1957"/>
  </office:meta>
</office:document-meta>
</file>